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092e71" officeooo:paragraph-rsid="00092e71" style:font-size-asian="15pt" style:language-asian="zh" style:country-asian="CN" style:font-size-complex="17.1000003814697pt"/>
    </style:style>
    <style:style style:name="P2" style:family="paragraph" style:parent-style-name="Standard">
      <style:text-properties fo:font-size="17.1000003814697pt" officeooo:rsid="00096a3b" officeooo:paragraph-rsid="00096a3b" style:font-size-asian="15pt" style:language-asian="zh" style:country-asian="CN" style:font-size-complex="17.1000003814697pt"/>
    </style:style>
    <style:style style:name="P3" style:family="paragraph" style:parent-style-name="Standard">
      <style:text-properties fo:font-size="17.1000003814697pt" officeooo:rsid="000a0651" officeooo:paragraph-rsid="000a0651" style:font-size-asian="15pt" style:language-asian="zh" style:country-asian="CN" style:font-size-complex="17.1000003814697pt"/>
    </style:style>
    <style:style style:name="P4" style:family="paragraph" style:parent-style-name="Standard">
      <style:text-properties fo:font-size="17.1000003814697pt" officeooo:rsid="000b7841" officeooo:paragraph-rsid="000b7841" style:font-size-asian="15pt" style:language-asian="zh" style:country-asian="CN" style:font-size-complex="17.1000003814697pt"/>
    </style:style>
    <style:style style:name="P5" style:family="paragraph" style:parent-style-name="Standard">
      <style:text-properties fo:font-size="17.1000003814697pt" officeooo:rsid="000ba157" officeooo:paragraph-rsid="000ba157" style:font-size-asian="15pt" style:language-asian="zh" style:country-asian="CN" style:font-size-complex="17.1000003814697pt"/>
    </style:style>
    <style:style style:name="P6" style:family="paragraph" style:parent-style-name="Standard">
      <style:text-properties fo:font-size="17.1000003814697pt" officeooo:rsid="000c30a5" officeooo:paragraph-rsid="000c30a5" style:font-size-asian="15pt" style:language-asian="zh" style:country-asian="CN" style:font-size-complex="17.1000003814697pt"/>
    </style:style>
    <style:style style:name="T1" style:family="text">
      <style:text-properties officeooo:rsid="00096a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,</text:span>Frame容器</text:p>
      <text:p text:style-name="P1">whindow是能独立存在的容器，它有一个子类Frame，它是一个有标题和缩放的窗口</text:p>
      <text:p text:style-name="P1">Frame有一个构造方法</text:p>
      <text:p text:style-name="P1">Frame(String file)窗口的标题</text:p>
      <text:p text:style-name="P1">可以通过add()方法，在Frame容器中加入其他的组件</text:p>
      <text:p text:style-name="P2">2,Panel容器</text:p>
      <text:p text:style-name="P2">Panel只能存在于其他的容器(window或其子类)中才能显示出来</text:p>
      <text:p text:style-name="P2">通过Panel的默认构造方法Panel()可以创建一个Panel</text:p>
      <text:p text:style-name="P2">容器不但能容纳组件，还能容纳其他容器，通过容器的嵌套可以制作复杂的布局</text:p>
      <text:p text:style-name="P3"/>
      <text:p text:style-name="P3"/>
      <text:p text:style-name="P3">布局管理器</text:p>
      <text:p text:style-name="P3">1，FlowLayout流式布局管理器</text:p>
      <text:p text:style-name="P3">2，BorderLayout边界布局管理器</text:p>
      <text:p text:style-name="P3">3，GridLayout网格布局管理器</text:p>
      <text:p text:style-name="P3">4，CardLayout卡片布局管理器</text:p>
      <text:p text:style-name="P3">5，GridBagLayout网格包布局管理器</text:p>
      <text:p text:style-name="P3"/>
      <text:p text:style-name="P4">AWT事件</text:p>
      <text:p text:style-name="P4">低级事件</text:p>
      <text:p text:style-name="P4">高级事件</text:p>
      <text:p text:style-name="P4"/>
      <text:p text:style-name="P4"/>
      <text:p text:style-name="P4">事件监听器</text:p>
      <text:p text:style-name="P4">ActionListener 动作监听器</text:p>
      <text:p text:style-name="P4">ItomListener <text:s/>选项监听器</text:p>
      <text:p text:style-name="P4">MouseMotinon<text:bookmark-start text:name="__DdeLink__109_3731096768"/>Listener<text:bookmark-end text:name="__DdeLink__109_3731096768"/>鼠标移动监听器</text:p>
      <text:p text:style-name="P4">MouseListener鼠标监听器</text:p>
      <text:p text:style-name="P4">KeyListener键盘监听器</text:p>
      <text:p text:style-name="P4">FocusListener焦点监听器</text:p>
      <text:p text:style-name="P4">AdjustmentListener调整监听器</text:p>
      <text:p text:style-name="P4">ComponenListener组件监听器</text:p>
      <text:p text:style-name="P5">WidowListener窗口监听器</text:p>
      <text:p text:style-name="P5">TextListener文本监听器</text:p>
      <text:p text:style-name="P4"/>
      <text:p text:style-name="P5"><text:soft-page-break/>事件适配器类</text:p>
      <text:p text:style-name="P5">java语言为时间监听接口提供了适配器，我们可以通过集成·事件对应的适配器类，重写需要用的方法，无关的方法不用实现，可以缩短代码量</text:p>
      <text:p text:style-name="P6">单个按钮用add+下面的适配器</text:p>
      <text:p text:style-name="P5">MouseAdapter鼠标适配器</text:p>
      <text:p text:style-name="P5">MouseMotionAdapter鼠标运动适配器</text:p>
      <text:p text:style-name="P5">KeyAdapter键盘适配器</text:p>
      <text:p text:style-name="P5">WindowAdapter窗口适配器</text:p>
      <text:p text:style-name="P5">ComponentAdapter组件适配器</text:p>
      <text:p text:style-name="P5">ContinerAdapter容器适配器</text:p>
      <text:p text:style-name="P5">FocusAdapter焦点适配器</text:p>
      <text:p text:style-name="P4"/>
      <text:p text:style-name="P4"/>
      <text:p text:style-name="P6">Object obj=e.getSource()获取当前点击的事件源对象</text:p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7S</meta:editing-duration>
    <meta:editing-cycles>3</meta:editing-cycles>
    <meta:generator>LibreOffice/5.3.0.3$Windows_X86_64 LibreOffice_project/7074905676c47b82bbcfbea1aeefc84afe1c50e1</meta:generator>
    <dc:date>2018-01-15T13:16:00.187000000</dc:date>
    <meta:document-statistic meta:table-count="0" meta:image-count="0" meta:object-count="0" meta:page-count="2" meta:paragraph-count="40" meta:word-count="422" meta:character-count="800" meta:non-whitespace-character-count="795"/>
    <meta:user-defined meta:name="Info 1"/>
    <meta:user-defined meta:name="Info 2"/>
    <meta:user-defined meta:name="Info 3"/>
    <meta:user-defined meta:name="Info 4"/>
  </office:meta>
</office:document-meta>
</file>